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</office:automatic-styles>
  <office:body>
    <office:text>
      <text:p text:style-name="Title">SQL-server</text:p>
      <text:p text:style-name="Subtitle">Readme.rmd</text:p>
      <text:p text:style-name="Author">Sergio Pedro R Oliveira</text:p>
      <text:p text:style-name="Date">2022-05-15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SQL Server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odulo-24---instalação-e-delimitador-go"/>3 Modulo 24 - Instalação e delimitador <text:span text:style-name="T1">GO</text:span><text:bookmark-end text:name="modulo-24---instalação-e-delimitador-go"/></text:h>
      <text:h text:style-name="Heading_20_2" text:outline-level="2"><text:bookmark-start text:name="instalação"/>3.1 Instalação<text:bookmark-end text:name="instalação"/></text:h>
      <text:h text:style-name="Heading_20_3" text:outline-level="3"><text:bookmark-start text:name="instalar-sql-server"/>3.1.1 Instalar SQL-server<text:line-break/><text:bookmark-end text:name="instalar-sql-server"/></text:h>
      <text:list text:style-name="L1">
        <text:list-item>
          <text:p text:style-name="P1">Versão:<text:line-break/>Versão usada é a express 2019, por ser a versão mais completa gratuita.<text:line-break/></text:p>
        </text:list-item>
        <text:list-item>
          <text:p text:style-name="P1">Ubuntu<text:line-break/><text:a xlink:type="simple" xlink:href="https://docs.microsoft.com/pt-br/sql/linux/quickstart-install-connect-ubuntu?view=sql-server-ver15" office:name=""><text:span text:style-name="Definition">https://docs.microsoft.com/pt-br/sql/linux/quickstart-install-connect-ubuntu?view=sql-server-ver15</text:span></text:a><text:line-break/>Basta seguir o passo a passo do site, ou pesquisar por pesquisar por “SQL Server Ubuntu” no youtube e seguir alguns tutoriais.<text:line-break/></text:p>
        </text:list-item>
        <text:list-item>
          <text:p text:style-name="P1">Windows<text:line-break/></text:p>
        </text:list-item>
      </text:list>
      <text:h text:style-name="Heading_20_3" text:outline-level="3"><text:bookmark-start text:name="instalar-azure-data-studio"/>3.1.2 Instalar Azure Data Studio<text:line-break/><text:bookmark-end text:name="instalar-azure-data-studio"/></text:h>
      <text:list text:style-name="L2">
        <text:list-item>
          <text:p text:style-name="P2">Gerenciador de banco de dados usado para SQL-server, que estou usando no Ubuntu.<text:line-break/></text:p>
        </text:list-item>
        <text:list-item>
          <text:p text:style-name="P2">Onde baixar:<text:line-break/><text:a xlink:type="simple" xlink:href="https://docs.microsoft.com/pt-br/sql/azure-data-studio/download-azure-data-studio?view=sql-server-ver15" office:name=""><text:span text:style-name="Definition">https://docs.microsoft.com/pt-br/sql/azure-data-studio/download-azure-data-studio?view=sql-server-ver15</text:span></text:a><text:line-break/></text:p>
        </text:list-item>
      </text:list>
      <text:p text:style-name="Pagebreak"/>
      <text:h text:style-name="Heading_20_2" text:outline-level="2"><text:bookmark-start text:name="acessando-sql-server-pelo-terminal"/>3.2 Acessando <text:span text:style-name="T1">SQL Server</text:span> pelo terminal<text:bookmark-end text:name="acessando-sql-server-pelo-terminal"/></text:h>
      <text:list text:style-name="L3">
        <text:list-item>
          <text:p text:style-name="P3">Execute o sqlcmd com parâmetros para o nome do SQL Server (-S), o nome de usuário (-U) e a senha (-P). Neste tutorial, você está se conectando localmente, portanto, o nome do servidor é localhost. O nome de usuário é SA (system administrator, equivalente ao root do MySQL) e a senha é a mesma fornecida para a conta SA durante a instalação.<text:line-break/></text:p>
        </text:list-item>
      </text:list>
      <text:p text:style-name="First_20_paragraph">sqlcmd -S localhost -U SA -P ‘<text:span text:style-name="T2">YourPassword</text:span>’<text:line-break/></text:p>
      <text:list text:style-name="L4">
        <text:list-item>
          <text:p text:style-name="P4">É possível omitir a senha na linha de comando para receber uma solicitação para inseri-la.<text:line-break/></text:p>
        </text:list-item>
      </text:list>
      <text:p text:style-name="First_20_paragraph">sqlcmd -S localhost -U SA<text:line-break/></text:p>
      <text:h text:style-name="Heading_20_2" text:outline-level="2"><text:bookmark-start text:name="bancos-do-sistema"/>3.3 Bancos do sistema<text:bookmark-end text:name="bancos-do-sistema"/></text:h>
      <text:list text:style-name="L5">
        <text:list-item>
          <text:p text:style-name="P5">São os bancos de dados do sistema que armazenam os dicionarios de dados.<text:line-break/></text:p>
        </text:list-item>
        <text:list-item>
          <text:p text:style-name="P5">Bancos de dados do sistema:<text:line-break/></text:p>
          <text:list text:style-name="L6">
            <text:list-item>
              <text:p text:style-name="P6"><text:span text:style-name="T1">master</text:span><text:line-break/></text:p>
              <text:list text:style-name="L7">
                <text:list-item>
                  <text:p text:style-name="P7">É o banco de dados principal do sistema.<text:line-break/></text:p>
                </text:list-item>
                <text:list-item>
                  <text:p text:style-name="P7">Todas as informações dos outros bancos de dados criados ficam armazenados nele.<text:line-break/></text:p>
                </text:list-item>
              </text:list>
            </text:list-item>
            <text:list-item>
              <text:p text:style-name="P6"><text:span text:style-name="T1">model</text:span><text:line-break/></text:p>
              <text:list text:style-name="L8">
                <text:list-item>
                  <text:p text:style-name="P8">São modelos de tabelas e bancos de dados, que ficam armazenados nesse banco de dados.<text:line-break/></text:p>
                </text:list-item>
                <text:list-item>
                  <text:p text:style-name="P8">Pode servir de modelo automatico na criação de uma nova tabela ou banco de dados.<text:line-break/></text:p>
                </text:list-item>
              </text:list>
            </text:list-item>
            <text:list-item>
              <text:p text:style-name="P6"><text:span text:style-name="T1">msdb</text:span><text:line-break/></text:p>
              <text:list text:style-name="L9">
                <text:list-item>
                  <text:p text:style-name="P9">Armazenamento de rotinas.<text:line-break/></text:p>
                </text:list-item>
                <text:list-item>
                  <text:p text:style-name="P9">Integrations Services, área de BI (ferramenta de <text:span text:style-name="T1">ETL</text:span>).<text:line-break/></text:p>
                </text:list-item>
              </text:list>
            </text:list-item>
            <text:list-item>
              <text:p text:style-name="P6"><text:span text:style-name="T1">tempdb</text:span><text:line-break/></text:p>
              <text:list text:style-name="L10">
                <text:list-item>
                  <text:p text:style-name="P10">Bancos de dados temporarios, ele é apagado todo vez que fecha e abre o sistema do banco de dados.<text:line-break/></text:p>
                </text:list-item>
                <text:list-item>
                  <text:p text:style-name="P10">Muito utilizado para agilizar o teste de aplicações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detalhes-básicos-da-sintaxe-do-sql-server"/>3.4 Detalhes básicos da sintaxe do <text:span text:style-name="T1">SQL SERVER</text:span><text:bookmark-end text:name="detalhes-básicos-da-sintaxe-do-sql-server"/></text:h>
      <text:h text:style-name="Heading_20_3" text:outline-level="3"><text:bookmark-start text:name="inserindo-comentarios"/>3.4.1 Inserindo comentarios<text:bookmark-end text:name="inserindo-comentarios"/></text:h>
      <text:list text:style-name="L11">
        <text:list-item>
          <text:p text:style-name="P11">Um comentário é uma seqüência arbitrária de caracteres começando por dois hífens (“--”) e prosseguindo até o fim da linha.<text:line-break/></text:p>
        </text:list-item>
        <text:list-item>
          <text:p text:style-name="P11">Como alternativa, podem ser utilizados blocos de comentários no estilo C (/*<text:span text:style-name="T2">bloco de comentarios</text:span>*/). Utilizado para comentar mais de uma linha.<text:line-break/></text:p>
        </text:list-item>
      </text:list>
      <text:h text:style-name="Heading_20_3" text:outline-level="3"><text:bookmark-start text:name="extensão-de-arquivo-script-sql"/>3.4.2 Extensão de arquivo script SQL<text:bookmark-end text:name="extensão-de-arquivo-script-sql"/></text:h>
      <text:list text:style-name="L12">
        <text:list-item>
          <text:p text:style-name="P12">O arquivo com o script SQL é salvo em “.sql”.<text:line-break/></text:p>
        </text:list-item>
        <text:list-item>
          <text:p text:style-name="P12">As duas formas recomendadas de escrever os script’s são:</text:p>
          <text:list text:style-name="L13">
            <text:list-item>
              <text:p text:style-name="P13"><text:span text:style-name="T1">Azure</text:span><text:line-break/>É um gerenciador de banco de dados e oferece ferramentas para o melhor entendimento e programação de um script “.sql”.<text:line-break/></text:p>
            </text:list-item>
            <text:list-item>
              <text:p text:style-name="P13">Num arquivo de texto<text:line-break/>Preferencialmente o programa “<text:span text:style-name="T1">Sublime Text</text:span>”, pois oferece a opção de escrever e salvar arquivos “.sql” com todas as ferramentas que envolve o processo.<text:line-break/></text:p>
            </text:list-item>
          </text:list>
        </text:list-item>
      </text:list>
      <text:h text:style-name="Heading_20_3" text:outline-level="3"><text:bookmark-start text:name="uso-do-delimitador-go"/>3.4.3 Uso do delimitador <text:span text:style-name="T1">GO</text:span><text:bookmark-end text:name="uso-do-delimitador-go"/></text:h>
      <text:p text:style-name="Pagebreak"/>
      <text:h text:style-name="Heading_20_1" text:outline-level="1"><text:bookmark-start text:name="andamento-dos-estudos"/>4 Andamento dos Estudos<text:bookmark-end text:name="andamento-dos-estudos"/></text:h>
      <text:h text:style-name="Heading_20_2" text:outline-level="2"><text:bookmark-start text:name="assunto-em-andamento"/>4.1 Assunto em andamento<text:bookmark-end text:name="assunto-em-andamento"/></text:h>
      <text:p text:style-name="First_20_paragraph">Atualmente estou estudando Módulo 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SQL-server</dc:title>
    <dc:description/>
    <dc:subject/>
    <meta:keyword/>
    <meta:initial-creator>Sergio Pedro R Oliveira</meta:initial-creator>
    <dc:creator>Sergio Pedro R Oliveira</dc:creator>
    <meta:creation-date>2022-05-15T22:01:44Z</meta:creation-date>
    <dc:date>2022-05-15T22:01:44Z</dc:date>
    <meta:user-defined meta:name="date" meta:value-type="string">2022-05-15</meta:user-defined>
    <meta:user-defined meta:name="output" meta:value-type="string"/>
    <meta:user-defined meta:name="subtitle" meta:value-type="string">Readme.rmd</meta:user-defined>
  </office:meta>
</office:document-meta>
</file>